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Table1" style:family="table">
      <style:table-properties style:width="6.2986in" table:align="margins"/>
    </style:style>
    <style:style style:name="Table1.A" style:family="table-column">
      <style:table-column-properties style:column-width="6.2986in" style:rel-column-width="65535*"/>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82cb6" style:text-blinking="false" fo:background-color="transparent"/>
    </style:style>
    <style:style style:name="P3" style:family="paragraph" style:parent-style-name="Table_20_Contents">
      <style:paragraph-properties fo:margin-top="0in" fo:margin-bottom="0in" loext:contextual-spacing="false" fo:line-height="120%" fo:text-align="justify" style:justify-single-word="false" style:writing-mode="lr-tb"/>
      <style:text-properties officeooo:paragraph-rsid="0031f537"/>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e9dca"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1f274f" style:text-blinking="false" fo:background-color="transparent"/>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9e146" style:text-blinking="false" fo:background-color="transparent"/>
    </style:style>
    <style:style style:name="P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e9dca" style:text-blinking="false" fo:background-color="transparent"/>
    </style:style>
    <style:style style:name="P8" style:family="paragraph" style:parent-style-name="Text_20_body">
      <style:paragraph-properties fo:margin-left="0in" fo:margin-right="0in" fo:margin-top="0.1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e9dca" style:text-blinking="false" fo:background-color="transparent"/>
    </style:style>
    <style:style style:name="P9" style:family="paragraph" style:parent-style-name="Text_20_body">
      <style:paragraph-properties fo:margin-left="0in" fo:margin-right="0in" fo:margin-top="0.1in" fo:margin-bottom="0.1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e9dca" style:text-blinking="false" fo:background-color="transparent"/>
    </style:style>
    <style:style style:name="P10" style:family="paragraph" style:parent-style-name="Table_20_Contents">
      <style:paragraph-properties fo:margin-top="0in" fo:margin-bottom="0in" loext:contextual-spacing="false" fo:line-height="120%" fo:text-align="justify" style:justify-single-word="false" style:writing-mode="lr-tb"/>
      <style:text-properties officeooo:paragraph-rsid="003e9dca"/>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3956b2"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officeooo:rsid="0039e10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9e10e"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3c1e2b"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3d441d" style:text-blinking="false" fo:background-color="transparent" loext:char-shading-value="0" style:font-size-asian="14pt" style:font-weight-asian="bold" style:font-size-complex="14pt" style:font-weight-complex="bold"/>
    </style:style>
    <style:style style:name="T9" style:family="text">
      <style:text-properties officeooo:rsid="0039e146"/>
    </style:style>
    <style:style style:name="T10" style:family="text">
      <style:text-properties officeooo:rsid="003a8013"/>
    </style:style>
    <style:style style:name="T11" style:family="text">
      <style:text-properties style:font-name="Courier New"/>
    </style:style>
    <style:style style:name="T12" style:family="text">
      <style:text-properties style:font-name="Courier New"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Actividad</text:span><text:span text:style-name="T4"> </text:span><text:span text:style-name="T8">8</text:span><text:span text:style-name="T7">.</text:span><text:span text:style-name="T8">1</text:span><text:span text:style-name="T4">. </text:span><text:span text:style-name="T6">El planeta de Nano, </text:span><text:span text:style-name="T8">recargado</text:span></text:p>
      <text:p text:style-name="P8">En esta actividad, al igual que en la primera donde aparece Nano, hay que lograr que Nano se coma todas las bananas. El tablero inicial es siempre el mismo, o sea que la cantidad de bananas en cada fila es la misma en todas las ejecuciones. En la actividad anterior, habíamos hecho un solo procedimiento, utilizando un parámetro. Sin embargo, dado que las cantidades de bananas en las filas son arbitrarias, había que llamar a este procedimiento <text:s/>muchas veces, cada una con un número distinto. </text:p>
      <text:p text:style-name="P9">¿Habrá alguna forma de lograr que el procedimiento principal sea solo un ciclo, recorriendo la lista de números que indican la cantidad de bananas en cada fila? Pensá en hacer un recorrido sobre la lista mencionada…</text:p>
      <table:table table:name="Table2" table:style-name="Table2">
        <table:table-column table:style-name="Table2.A"/>
        <table:table-row>
          <table:table-cell table:style-name="Table2.A1" office:value-type="string">
            <text:p text:style-name="P3"><text:span text:style-name="T1">Pastilla: </text:span><text:span text:style-name="T3">Argumentos variables</text:span></text:p>
            <text:p text:style-name="P6">Durante el recorrido, el argumento del procedimiento podría ser un dato que dependa de las variables necesarias para el recorrido, ¿no? ¿Cuál sería el dato que precisás pasarle a <text:span text:style-name="T12">Comer fila</text:span> en cada vuelta?</text:p>
          </table:table-cell>
        </table:table-row>
      </table:table>
      <text:p text:style-name="P5"/>
      <table:table table:name="Table1" table:style-name="Table1">
        <table:table-column table:style-name="Table1.A"/>
        <table:table-row>
          <table:table-cell table:style-name="Table1.A1" office:value-type="string">
            <text:p text:style-name="P10"><text:span text:style-name="T1">Pastilla: </text:span><text:span text:style-name="T3">Listas literales</text:span></text:p>
            <text:p text:style-name="P4">Fijate que hay una nueva construcción que te permite armar una lista con valores fijos. ¿Qué datos faltan en el programa?</text:p>
          </table:table-cell>
        </table:table-row>
      </table:table>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2-30T17:53:36.662000000</dc:date>
    <meta:editing-duration>PT1H3M11S</meta:editing-duration>
    <meta:editing-cycles>46</meta:editing-cycles>
    <meta:generator>LibreOffice/6.1.0.3$Windows_X86_64 LibreOffice_project/efb621ed25068d70781dc026f7e9c5187a4decd1</meta:generator>
    <meta:document-statistic meta:table-count="2" meta:image-count="0" meta:object-count="0" meta:page-count="1" meta:paragraph-count="7" meta:word-count="189" meta:character-count="1135" meta:non-whitespace-character-count="951"/>
  </office:meta>
</office:document-meta>
</file>